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3.5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6.2666666667">
            <text:p>76.27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73.3333333333">
            <text:p>73.3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0.5812280702">
            <text:p>40.58</text:p>
          </table:table-cell>
          <table:table-cell office:value-type="float" office:value="65.1655975045">
            <text:p>65.17</text:p>
          </table:table-cell>
          <table:table-cell office:value-type="float" office:value="99.564541095">
            <text:p>99.56</text:p>
          </table:table-cell>
          <table:table-cell office:value-type="float" office:value="42.3684210526">
            <text:p>42.37</text:p>
          </table:table-cell>
          <table:table-cell office:value-type="float" office:value="39.0204116059">
            <text:p>39.0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3.1023624829">
            <text:p>23.10</text:p>
          </table:table-cell>
          <table:table-cell office:value-type="float" office:value="73.4794193519">
            <text:p>73.48</text:p>
          </table:table-cell>
          <table:table-cell office:value-type="float" office:value="104.566251816">
            <text:p>104.57</text:p>
          </table:table-cell>
          <table:table-cell office:value-type="float" office:value="23.2502643478">
            <text:p>23.25</text:p>
          </table:table-cell>
          <table:table-cell office:value-type="float" office:value="22.2138100797">
            <text:p>22.2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1018.27956989">
            <text:p>1018.28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1426315789">
            <text:p>33.14</text:p>
          </table:table-cell>
          <table:table-cell office:value-type="float" office:value="65.1655975045">
            <text:p>65.17</text:p>
          </table:table-cell>
          <table:table-cell office:value-type="float" office:value="139.882075703">
            <text:p>139.88</text:p>
          </table:table-cell>
          <table:table-cell office:value-type="float" office:value="42.3684210526">
            <text:p>42.37</text:p>
          </table:table-cell>
          <table:table-cell office:value-type="float" office:value="31.8679149798">
            <text:p>31.8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5.1272196701">
            <text:p>15.13</text:p>
          </table:table-cell>
          <table:table-cell office:value-type="float" office:value="73.4794193519">
            <text:p>73.48</text:p>
          </table:table-cell>
          <table:table-cell office:value-type="float" office:value="236.823876031">
            <text:p>236.82</text:p>
          </table:table-cell>
          <table:table-cell office:value-type="float" office:value="23.2502643478">
            <text:p>23.25</text:p>
          </table:table-cell>
          <table:table-cell office:value-type="float" office:value="14.5454035289">
            <text:p>14.5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1018.27956989">
            <text:p>1018.28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4.4759649123">
            <text:p>34.48</text:p>
          </table:table-cell>
          <table:table-cell office:value-type="float" office:value="65.1655975045">
            <text:p>65.17</text:p>
          </table:table-cell>
          <table:table-cell office:value-type="float" office:value="138.990307252">
            <text:p>138.99</text:p>
          </table:table-cell>
          <table:table-cell office:value-type="float" office:value="42.3684210526">
            <text:p>42.37</text:p>
          </table:table-cell>
          <table:table-cell office:value-type="float" office:value="33.1499662618">
            <text:p>33.1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6.4709356842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234.038973324">
            <text:p>234.04</text:p>
          </table:table-cell>
          <table:table-cell office:value-type="float" office:value="23.2502643478">
            <text:p>23.25</text:p>
          </table:table-cell>
          <table:table-cell office:value-type="float" office:value="15.8374381579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874.910394265">
            <text:p>874.91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791754386">
            <text:p>32.79</text:p>
          </table:table-cell>
          <table:table-cell office:value-type="float" office:value="65.1655975045">
            <text:p>65.17</text:p>
          </table:table-cell>
          <table:table-cell office:value-type="float" office:value="129.869820015">
            <text:p>129.87</text:p>
          </table:table-cell>
          <table:table-cell office:value-type="float" office:value="42.3684210526">
            <text:p>42.37</text:p>
          </table:table-cell>
          <table:table-cell office:value-type="float" office:value="31.5305330634">
            <text:p>31.5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4.6635697834">
            <text:p>14.66</text:p>
          </table:table-cell>
          <table:table-cell office:value-type="float" office:value="73.4794193519">
            <text:p>73.48</text:p>
          </table:table-cell>
          <table:table-cell office:value-type="float" office:value="206.754463258">
            <text:p>206.75</text:p>
          </table:table-cell>
          <table:table-cell office:value-type="float" office:value="23.2502643478">
            <text:p>23.25</text:p>
          </table:table-cell>
          <table:table-cell office:value-type="float" office:value="14.0995863302">
            <text:p>14.1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874.910394265">
            <text:p>874.91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791754386">
            <text:p>32.79</text:p>
          </table:table-cell>
          <table:table-cell office:value-type="float" office:value="65.1655975045">
            <text:p>65.17</text:p>
          </table:table-cell>
          <table:table-cell office:value-type="float" office:value="129.891720334">
            <text:p>129.89</text:p>
          </table:table-cell>
          <table:table-cell office:value-type="float" office:value="42.3684210526">
            <text:p>42.37</text:p>
          </table:table-cell>
          <table:table-cell office:value-type="float" office:value="31.5305330634">
            <text:p>31.5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4.5615185559">
            <text:p>14.56</text:p>
          </table:table-cell>
          <table:table-cell office:value-type="float" office:value="73.4794193519">
            <text:p>73.48</text:p>
          </table:table-cell>
          <table:table-cell office:value-type="float" office:value="206.73879917">
            <text:p>206.74</text:p>
          </table:table-cell>
          <table:table-cell office:value-type="float" office:value="23.2502643478">
            <text:p>23.25</text:p>
          </table:table-cell>
          <table:table-cell office:value-type="float" office:value="14.0014601499">
            <text:p>14.0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2829824561">
            <text:p>33.28</text:p>
          </table:table-cell>
          <table:table-cell office:value-type="float" office:value="65.1655975045">
            <text:p>65.17</text:p>
          </table:table-cell>
          <table:table-cell office:value-type="float" office:value="89.892827631">
            <text:p>89.89</text:p>
          </table:table-cell>
          <table:table-cell office:value-type="float" office:value="42.3684210526">
            <text:p>42.37</text:p>
          </table:table-cell>
          <table:table-cell office:value-type="float" office:value="32.0028677463">
            <text:p>32.0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0.6692966322">
            <text:p>20.67</text:p>
          </table:table-cell>
          <table:table-cell office:value-type="float" office:value="73.4794193519">
            <text:p>73.48</text:p>
          </table:table-cell>
          <table:table-cell office:value-type="float" office:value="108.483139001">
            <text:p>108.48</text:p>
          </table:table-cell>
          <table:table-cell office:value-type="float" office:value="23.2502643478">
            <text:p>23.25</text:p>
          </table:table-cell>
          <table:table-cell office:value-type="float" office:value="19.8743236848">
            <text:p>19.8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2829824561">
            <text:p>33.28</text:p>
          </table:table-cell>
          <table:table-cell office:value-type="float" office:value="65.1655975045">
            <text:p>65.17</text:p>
          </table:table-cell>
          <table:table-cell office:value-type="float" office:value="89.892827631">
            <text:p>89.89</text:p>
          </table:table-cell>
          <table:table-cell office:value-type="float" office:value="42.3684210526">
            <text:p>42.37</text:p>
          </table:table-cell>
          <table:table-cell office:value-type="float" office:value="32.0028677463">
            <text:p>32.0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0.6692966322">
            <text:p>20.67</text:p>
          </table:table-cell>
          <table:table-cell office:value-type="float" office:value="73.4794193519">
            <text:p>73.48</text:p>
          </table:table-cell>
          <table:table-cell office:value-type="float" office:value="108.483139001">
            <text:p>108.48</text:p>
          </table:table-cell>
          <table:table-cell office:value-type="float" office:value="23.2502643478">
            <text:p>23.25</text:p>
          </table:table-cell>
          <table:table-cell office:value-type="float" office:value="19.8743236848">
            <text:p>19.87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3707017544">
            <text:p>36.37</text:p>
          </table:table-cell>
          <table:table-cell office:value-type="float" office:value="65.1655975045">
            <text:p>65.17</text:p>
          </table:table-cell>
          <table:table-cell office:value-type="float" office:value="151.398244793">
            <text:p>151.40</text:p>
          </table:table-cell>
          <table:table-cell office:value-type="float" office:value="42.3684210526">
            <text:p>42.37</text:p>
          </table:table-cell>
          <table:table-cell office:value-type="float" office:value="34.97182861">
            <text:p>34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3.1549174442">
            <text:p>23.15</text:p>
          </table:table-cell>
          <table:table-cell office:value-type="float" office:value="73.4794193519">
            <text:p>73.48</text:p>
          </table:table-cell>
          <table:table-cell office:value-type="float" office:value="291.109911641">
            <text:p>291.11</text:p>
          </table:table-cell>
          <table:table-cell office:value-type="float" office:value="23.2502643478">
            <text:p>23.25</text:p>
          </table:table-cell>
          <table:table-cell office:value-type="float" office:value="22.2643436963">
            <text:p>22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3707017544">
            <text:p>36.37</text:p>
          </table:table-cell>
          <table:table-cell office:value-type="float" office:value="65.1655975045">
            <text:p>65.17</text:p>
          </table:table-cell>
          <table:table-cell office:value-type="float" office:value="151.398244793">
            <text:p>151.40</text:p>
          </table:table-cell>
          <table:table-cell office:value-type="float" office:value="42.3684210526">
            <text:p>42.37</text:p>
          </table:table-cell>
          <table:table-cell office:value-type="float" office:value="34.97182861">
            <text:p>34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3.1549174442">
            <text:p>23.15</text:p>
          </table:table-cell>
          <table:table-cell office:value-type="float" office:value="73.4794193519">
            <text:p>73.48</text:p>
          </table:table-cell>
          <table:table-cell office:value-type="float" office:value="291.109911641">
            <text:p>291.11</text:p>
          </table:table-cell>
          <table:table-cell office:value-type="float" office:value="23.2502643478">
            <text:p>23.25</text:p>
          </table:table-cell>
          <table:table-cell office:value-type="float" office:value="22.2643436963">
            <text:p>22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3707017544">
            <text:p>36.37</text:p>
          </table:table-cell>
          <table:table-cell office:value-type="float" office:value="65.1655975045">
            <text:p>65.17</text:p>
          </table:table-cell>
          <table:table-cell office:value-type="float" office:value="151.398244793">
            <text:p>151.40</text:p>
          </table:table-cell>
          <table:table-cell office:value-type="float" office:value="42.3684210526">
            <text:p>42.37</text:p>
          </table:table-cell>
          <table:table-cell office:value-type="float" office:value="34.97182861">
            <text:p>34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23.1549174442">
            <text:p>23.15</text:p>
          </table:table-cell>
          <table:table-cell office:value-type="float" office:value="73.4794193519">
            <text:p>73.48</text:p>
          </table:table-cell>
          <table:table-cell office:value-type="float" office:value="291.109911641">
            <text:p>291.11</text:p>
          </table:table-cell>
          <table:table-cell office:value-type="float" office:value="23.2502643478">
            <text:p>23.25</text:p>
          </table:table-cell>
          <table:table-cell office:value-type="float" office:value="22.2643436963">
            <text:p>22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6:28:05</dc:date>
    <dc:creator>mike </dc:creator>
    <meta:generator>LibreOffice/3.5$Linux_X86_64 LibreOffice_project/350m1$Build-2</meta:generator>
    <meta:editing-duration>PT7M52S</meta:editing-duration>
    <meta:editing-cycles>3</meta:editing-cycles>
    <meta:document-statistic meta:table-count="1" meta:cell-count="902" meta:object-count="0"/>
  </office:meta>
</office:document-meta>
</file>